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9201in" table:align="center"/>
    </style:style>
    <style:style style:name="Table1.A" style:family="table-column">
      <style:table-column-properties style:column-width="2.1583in"/>
    </style:style>
    <style:style style:name="Table1.B" style:family="table-column">
      <style:table-column-properties style:column-width="1.3771in"/>
    </style:style>
    <style:style style:name="Table1.C" style:family="table-column">
      <style:table-column-properties style:column-width="1.3847in"/>
    </style:style>
    <style:style style:name="Table1.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ce4e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2" style:family="table">
      <style:table-properties style:width="4.6701in" table:align="center"/>
    </style:style>
    <style:style style:name="Table2.A" style:family="table-column">
      <style:table-column-properties style:column-width="1.9063in"/>
    </style:style>
    <style:style style:name="Table2.B" style:family="table-column">
      <style:table-column-properties style:column-width="1.3778in"/>
    </style:style>
    <style:style style:name="Table2.C" style:family="table-column">
      <style:table-column-properties style:column-width="1.3861in"/>
    </style:style>
    <style:style style:name="Table2.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2.C1" style:family="table-cell">
      <style:table-cell-properties fo:background-color="#bce4e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text-underline-style="solid" style:text-underline-width="auto" style:text-underline-color="font-color" fo:font-weight="bold" officeooo:rsid="004b5d9f" officeooo:paragraph-rsid="004b5d9f" style:font-weight-asian="bold" style:font-weight-complex="bold"/>
    </style:style>
    <style:style style:name="P2" style:family="paragraph" style:parent-style-name="Standard">
      <style:paragraph-properties fo:break-before="page"/>
      <style:text-properties officeooo:rsid="004c8f50" officeooo:paragraph-rsid="00c5255d"/>
    </style:style>
    <style:style style:name="P3" style:family="paragraph" style:parent-style-name="Standard">
      <style:paragraph-properties fo:break-before="page"/>
      <style:text-properties officeooo:rsid="004c8f50" officeooo:paragraph-rsid="004c8f50"/>
    </style:style>
    <style:style style:name="P4" style:family="paragraph" style:parent-style-name="Text_20_body">
      <style:text-properties officeooo:paragraph-rsid="0029af80"/>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c5255d" officeooo:paragraph-rsid="00c5255d"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1" style:family="paragraph" style:parent-style-name="Text_20_body">
      <style:paragraph-properties fo:margin-top="0in" fo:margin-bottom="0in" loext:contextual-spacing="false" fo:line-height="138%" style:writing-mode="lr-tb"/>
      <style:text-properties officeooo:paragraph-rsid="0029af80"/>
    </style:style>
    <style:style style:name="P12" style:family="paragraph" style:parent-style-name="Standard">
      <style:text-properties officeooo:rsid="00203e8e" officeooo:paragraph-rsid="00203e8e"/>
    </style:style>
    <style:style style:name="P13" style:family="paragraph" style:parent-style-name="Standard">
      <style:text-properties style:text-underline-style="none" fo:font-weight="normal" officeooo:rsid="01053ec2" officeooo:paragraph-rsid="01053ec2" style:font-weight-asian="normal" style:font-weight-complex="normal"/>
    </style:style>
    <style:style style:name="P14" style:family="paragraph" style:parent-style-name="Standard">
      <style:text-properties style:text-underline-style="none" fo:font-weight="normal" officeooo:rsid="0105f066" officeooo:paragraph-rsid="0105f066" style:font-weight-asian="normal" style:font-weight-complex="normal"/>
    </style:style>
    <style:style style:name="P15" style:family="paragraph" style:parent-style-name="Standard">
      <style:text-properties style:text-underline-style="none" fo:font-weight="normal" officeooo:rsid="010c3e81" officeooo:paragraph-rsid="010c3e81" style:font-weight-asian="normal" style:font-weight-complex="normal"/>
    </style:style>
    <style:style style:name="P16" style:family="paragraph" style:parent-style-name="Standard">
      <style:text-properties style:text-underline-style="none" fo:font-weight="normal" officeooo:rsid="0111231e" officeooo:paragraph-rsid="0111231e" style:font-weight-asian="normal" style:font-weight-complex="normal"/>
    </style:style>
    <style:style style:name="P17" style:family="paragraph" style:parent-style-name="Standard">
      <style:text-properties style:text-underline-style="none" fo:font-weight="normal" officeooo:rsid="01162bb0" officeooo:paragraph-rsid="01162bb0" style:font-weight-asian="normal" style:font-weight-complex="normal"/>
    </style:style>
    <style:style style:name="P18" style:family="paragraph" style:parent-style-name="Standard">
      <style:text-properties style:text-underline-style="none" fo:font-weight="normal" officeooo:rsid="01162bb0" officeooo:paragraph-rsid="00c5255d" style:font-weight-asian="normal" style:font-weight-complex="normal"/>
    </style:style>
    <style:style style:name="P19" style:family="paragraph" style:parent-style-name="Standard">
      <style:text-properties style:text-underline-style="none" fo:font-weight="normal" officeooo:rsid="011c5e44" officeooo:paragraph-rsid="011c5e44" style:font-weight-asian="normal" style:font-weight-complex="normal"/>
    </style:style>
    <style:style style:name="P20" style:family="paragraph" style:parent-style-name="Standard">
      <style:text-properties style:text-underline-style="none" fo:font-weight="normal" officeooo:rsid="0115cef9" officeooo:paragraph-rsid="011cb166" style:font-weight-asian="normal" style:font-weight-complex="normal"/>
    </style:style>
    <style:style style:name="P21" style:family="paragraph" style:parent-style-name="Standard">
      <style:text-properties style:text-underline-style="none" fo:font-weight="normal" officeooo:rsid="011eae27" officeooo:paragraph-rsid="011eae27" style:font-weight-asian="normal" style:font-weight-complex="normal"/>
    </style:style>
    <style:style style:name="P22" style:family="paragraph" style:parent-style-name="Standard">
      <style:text-properties style:text-position="0% 100%" officeooo:rsid="00fa0fa9" officeooo:paragraph-rsid="01176fec"/>
    </style:style>
    <style:style style:name="P23" style:family="paragraph" style:parent-style-name="Standard">
      <style:text-properties style:text-position="0% 100%" officeooo:rsid="0121acbe" officeooo:paragraph-rsid="004c8f50"/>
    </style:style>
    <style:style style:name="P24" style:family="paragraph" style:parent-style-name="Standard">
      <style:text-properties style:text-position="0% 100%" officeooo:rsid="0121acbe" officeooo:paragraph-rsid="01234ee4"/>
    </style:style>
    <style:style style:name="P25" style:family="paragraph" style:parent-style-name="Standard">
      <style:text-properties style:text-position="0% 100%" officeooo:rsid="0123de38" officeooo:paragraph-rsid="0123de38"/>
    </style:style>
    <style:style style:name="P26" style:family="paragraph" style:parent-style-name="Standard">
      <style:text-properties officeooo:paragraph-rsid="01176fec"/>
    </style:style>
    <style:style style:name="P27" style:family="paragraph" style:parent-style-name="Standard">
      <style:text-properties officeooo:rsid="01269295" officeooo:paragraph-rsid="01269295"/>
    </style:style>
    <style:style style:name="P28" style:family="paragraph" style:parent-style-name="Footnote">
      <style:text-properties officeooo:rsid="0104f076" officeooo:paragraph-rsid="0104f076"/>
    </style:style>
    <style:style style:name="P29" style:family="paragraph" style:parent-style-name="Footnote">
      <style:text-properties officeooo:rsid="0121acbe" officeooo:paragraph-rsid="0121acbe"/>
    </style:style>
    <style:style style:name="P30" style:family="paragraph" style:parent-style-name="Table_20_Contents">
      <style:text-properties officeooo:rsid="011210d2" officeooo:paragraph-rsid="011210d2"/>
    </style:style>
    <style:style style:name="P31" style:family="paragraph" style:parent-style-name="Table_20_Contents">
      <style:text-properties officeooo:rsid="011210d2" officeooo:paragraph-rsid="01176fec"/>
    </style:style>
    <style:style style:name="P32" style:family="paragraph" style:parent-style-name="Table_20_Contents">
      <style:paragraph-properties fo:text-align="end" style:justify-single-word="false"/>
      <style:text-properties officeooo:rsid="0112444d" officeooo:paragraph-rsid="0112444d"/>
    </style:style>
    <style:style style:name="P33" style:family="paragraph" style:parent-style-name="Table_20_Contents">
      <style:paragraph-properties fo:text-align="center" style:justify-single-word="false"/>
      <style:text-properties fo:font-weight="bold" officeooo:rsid="011210d2" officeooo:paragraph-rsid="011210d2" style:font-weight-asian="bold" style:font-weight-complex="bold"/>
    </style:style>
    <style:style style:name="P34" style:family="paragraph" style:parent-style-name="Table_20_Contents">
      <style:paragraph-properties fo:text-align="center" style:justify-single-word="false"/>
      <style:text-properties fo:font-weight="bold" officeooo:rsid="011210d2" officeooo:paragraph-rsid="01176fec" style:font-weight-asian="bold" style:font-weight-complex="bold"/>
    </style:style>
    <style:style style:name="P35" style:family="paragraph" style:parent-style-name="Table_20_Contents">
      <style:paragraph-properties fo:text-align="end" style:justify-single-word="false"/>
      <style:text-properties officeooo:rsid="0119208f" officeooo:paragraph-rsid="0119208f"/>
    </style:style>
    <style:style style:name="P36" style:family="paragraph" style:parent-style-name="Table_20_Contents">
      <style:text-properties officeooo:rsid="011cb166" officeooo:paragraph-rsid="011cb166"/>
    </style:style>
    <style:style style:name="P37" style:family="paragraph" style:parent-style-name="Table_20_Contents">
      <style:paragraph-properties fo:text-align="end" style:justify-single-word="false"/>
      <style:text-properties officeooo:rsid="011cb166" officeooo:paragraph-rsid="011cb166"/>
    </style:style>
    <style:style style:name="P38" style:family="paragraph" style:parent-style-name="Table_20_Contents">
      <style:paragraph-properties fo:text-align="end" style:justify-single-word="false"/>
      <style:text-properties officeooo:rsid="01141ffe" officeooo:paragraph-rsid="01141ffe"/>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10358fc"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029af80" style:text-blinking="false" fo:background-color="transparent" loext:char-shading-value="0"/>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c5255d" style:font-weight-asian="bold" style:font-weight-complex="bold"/>
    </style:style>
    <style:style style:name="T10" style:family="text">
      <style:text-properties officeooo:rsid="00c5255d"/>
    </style:style>
    <style:style style:name="T11" style:family="text">
      <style:text-properties officeooo:rsid="0104f076"/>
    </style:style>
    <style:style style:name="T12" style:family="text">
      <style:text-properties officeooo:rsid="0105f066"/>
    </style:style>
    <style:style style:name="T13" style:family="text">
      <style:text-properties officeooo:rsid="0107fa08"/>
    </style:style>
    <style:style style:name="T14" style:family="text">
      <style:text-properties officeooo:rsid="0109cfb3"/>
    </style:style>
    <style:style style:name="T15" style:family="text">
      <style:text-properties officeooo:rsid="010ad082"/>
    </style:style>
    <style:style style:name="T16" style:family="text">
      <style:text-properties officeooo:rsid="0115e9e1"/>
    </style:style>
    <style:style style:name="T17" style:family="text">
      <style:text-properties officeooo:rsid="011cb166"/>
    </style:style>
    <style:style style:name="T18" style:family="text">
      <style:text-properties officeooo:rsid="011fa76a"/>
    </style:style>
    <style:style style:name="T19" style:family="text">
      <style:text-properties officeooo:rsid="01201f92"/>
    </style:style>
    <style:style style:name="T20" style:family="text">
      <style:text-properties officeooo:rsid="01234ee4"/>
    </style:style>
    <style:style style:name="T21" style:family="text">
      <style:text-properties officeooo:rsid="012512db"/>
    </style:style>
    <style:style style:name="T22" style:family="text">
      <style:text-properties officeooo:rsid="01287bb2"/>
    </style:style>
    <style:style style:name="T23" style:family="text">
      <style:text-properties officeooo:rsid="0129ca8d"/>
    </style:style>
    <style:style style:name="T24" style:family="text">
      <style:text-properties officeooo:rsid="012b2c7a"/>
    </style:style>
    <style:style style:name="T25" style:family="text">
      <style:text-properties officeooo:rsid="012f5e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10"><text:bookmark text:name="docs-internal-guid-9191e78b-7fff-7a12-862e-4135b1bc60df"/><text:span text:style-name="T1">Trabajo Práctico </text:span><text:span text:style-name="T2">Final</text:span><text:span text:style-name="T5"> </text:span></text:p>
      <text:p text:style-name="P8"/>
      <text:p text:style-name="P4"><text:line-break/><text:line-break/><text:line-break/><text:line-break/><text:line-break/><text:line-break/><text:line-break/></text:p>
      <text:p text:style-name="P6">Fernández de Luco, Tomás</text:p>
      <text:p text:style-name="P10"><text:span text:style-name="T3">Legajo</text:span><text:span text:style-name="T4">:</text:span><text:span text:style-name="T5"> </text:span><text:span text:style-name="T6">F-3443/6</text:span></text:p>
      <text:p text:style-name="P4"><text:line-break/><text:line-break/><text:line-break/></text:p>
      <text:p text:style-name="P4"/>
      <text:p text:style-name="P4"/>
      <text:p text:style-name="P4"/>
      <text:p text:style-name="P4"/>
      <text:p text:style-name="P4"><text:line-break/></text:p>
      <text:p text:style-name="P11"><text:span text:style-name="T3">Materia:</text:span><text:span text:style-name="T5"> </text:span><text:span text:style-name="T7">Introducción al Aprendizaje Automatizado</text:span></text:p>
      <text:p text:style-name="P7">Licenciatura en Ciencias de la Computación</text:p>
      <text:p text:style-name="P7">Facultad de Ciencias Exactas, Ingeniería y Agrimensura</text:p>
      <text:p text:style-name="P5">Universidad Nacional de Rosario</text:p>
      <text:p text:style-name="P1">Ejercicio <text:span text:style-name="T10">A</text:span></text:p>
      <text:p text:style-name="P12"/>
      <text:p text:style-name="P13">El primer paso en la resolución del trabajo es dividir el set de información provisto en 10 folds. Para ello, hice un programa que lee todos los valores del archivo de entrada y divide cada clase al azar en la cantidad de folds especificados, preserva<text:span text:style-name="T22">ndo</text:span> la proporción de valores de cada una en todos los folds. En caso de que sobren valores <text:span text:style-name="T22">de una clase</text:span> por no tener una cantidad divisible por el número de folds, se los asigna al azar considerando que haya una diferencia de a lo sumo uno entre la cantidad de entradas <text:span text:style-name="T22">en</text:span> cada fold.</text:p>
      <text:p text:style-name="P14">Luego aplicaremos C4.5, Naive-Bayes con normales y SVM a distintas combinaciones de los grupos confeccionados. La implementación <text:span text:style-name="T22">de éste último </text:span>utilizada es <text:span text:style-name="T11">una librería de Python llamada PyML</text:span><text:span text:style-name="T11"><text:note text:id="ftn1" text:note-class="footnote"><text:note-citation>1</text:note-citation><text:note-body><text:p text:style-name="P28">Disponible en <text:a xlink:type="simple" xlink:href="http://pyml.sourceforge.net/index.html" text:style-name="Internet_20_link" text:visited-style-name="Visited_20_Internet_20_Link">http://pyml.sourceforge.net/index.html</text:a> .</text:p></text:note-body></text:note></text:span><text:span text:style-name="T11">, la cual provee una interfaz de LIBSVM en un lenguaje que permite un manejo muy sencillo de los datos y los resultados de las ejecuciones requeridas.</text:span></text:p>
      <text:p text:style-name="P15">Para los dos primeros algoritmos, bastó con ejecutarlos tomando cada fold aislado como test y los nueve restantes como entrenamiento. Sin embargo, para SVM necesitaba optimizar <text:span text:style-name="T12">el parámetro C para el kernel lineal y una combinación de C y el grado para el kernel polinómico por el que opté. </text:span>Este proceso de optimización <text:span text:style-name="T12">consistió en los siguientes pasos:</text:span></text:p>
      <text:p text:style-name="P14"/>
      <text:p text:style-name="P14">- <text:span text:style-name="T13">Aislar un fold de test que no se usará para entrenamiento ni validación.</text:span></text:p>
      <text:p text:style-name="P14">- <text:span text:style-name="T13">Tomar uno de los demás folds como validación y entrenar con los ocho restantes. Luego de obtener los errores de validación con todas las configuraciones de parámetros de SVM, tomar otro de los nueve folds como validación y repetir el proceso.</text:span></text:p>
      <text:p text:style-name="P14">- <text:span text:style-name="T14">Promediar los errores de las nueve ejecuciones con cada configuración y usar la que tenga el mínimo error para entrenar con los nueve folds, usando el que fue aislado al principio para tener el error de test.</text:span></text:p>
      <text:p text:style-name="P14">- <text:span text:style-name="T15">Repetir el procedimiento desde el principio hasta haber evaluado cada uno de los folds, y con eso conseguir los errores necesarios para el Ejercicio B.</text:span></text:p>
      <text:p text:style-name="P14"/>
      <text:p text:style-name="P16">Para el kernel lineal, los valores de C óptimos fueron 1 o 2 para la mayoría de los casos, salvo dos más extremos que obtuvieron los mejores resultados con 9 y 60. Por otro lado, el kernel polinómico tuvo <text:span text:style-name="T23">configuraciones</text:span> más variad<text:span text:style-name="T23">a</text:span>s, con los grados óptimos oscilando entre 2 y 4 y valores de C distribuidos entre 5 y 50. </text:p>
      <text:p text:style-name="P19">Por otro lado, también definí un método de optimización “<text:span text:style-name="T24">s</text:span>imple” para ambas variantes de SVM, el cual consiste en aislar un fold como validación, entrenar usando los nueve restantes, encontrar la mejor configuración para la validación y luego utilizar esos parámetros en los tests en 10 folds. Se había discutido en la teoría que <text:span text:style-name="T17">esta alternativa </text:span>no es <text:span text:style-name="T17">la</text:span> más indicad<text:span text:style-name="T17">a</text:span> para estimar el desempeño del algoritmo, <text:span text:style-name="T17">pues estamos optimizando una única vez en función de un conjunto de test. Sin embargo, me vi forzado a utilizarla en </text:span>el problema C <text:span text:style-name="T17">por razones que detallaré más adelante</text:span>, <text:span text:style-name="T17">asi que</text:span> me pareció interesante <text:span text:style-name="T17">ver qué resultados obtendría con este set de datos.</text:span></text:p>
      <text:p text:style-name="P16">Las medias y desvíos estándar de los errores de los métodos para las ejecuciones en los 10 folds fueron las siguientes:</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33">Método</text:p>
          </table:table-cell>
          <table:table-cell table:style-name="Table1.A1" office:value-type="string">
            <text:p text:style-name="P33">Error Medio</text:p>
          </table:table-cell>
          <table:table-cell table:style-name="Table1.C1" office:value-type="string">
            <text:p text:style-name="P33">Desvío Estándar</text:p>
          </table:table-cell>
        </table:table-row>
        <table:table-row>
          <table:table-cell table:style-name="Table1.A4" office:value-type="string">
            <text:p text:style-name="P30">Naive-Bayes</text:p>
          </table:table-cell>
          <table:table-cell table:style-name="Table1.B2" office:value-type="string">
            <text:p text:style-name="P32">20.8</text:p>
          </table:table-cell>
          <table:table-cell table:style-name="Table1.C2" office:value-type="string">
            <text:p text:style-name="P32">5.903</text:p>
          </table:table-cell>
        </table:table-row>
        <table:table-row>
          <table:table-cell table:style-name="Table1.A4" office:value-type="string">
            <text:p text:style-name="P36">SVM Lineal (Simple)</text:p>
          </table:table-cell>
          <table:table-cell table:style-name="Table1.B3" office:value-type="string">
            <text:p text:style-name="P37">21.4</text:p>
          </table:table-cell>
          <table:table-cell table:style-name="Table1.C3" office:value-type="string">
            <text:p text:style-name="P37">5.739</text:p>
          </table:table-cell>
        </table:table-row>
        <table:table-row>
          <table:table-cell table:style-name="Table1.A4" office:value-type="string">
            <text:p text:style-name="P30">SVM Lineal</text:p>
          </table:table-cell>
          <table:table-cell table:style-name="Table1.B4" office:value-type="string">
            <text:p text:style-name="P38">22.0</text:p>
          </table:table-cell>
          <table:table-cell table:style-name="Table1.C4" office:value-type="string">
            <text:p text:style-name="P38">5.657</text:p>
          </table:table-cell>
        </table:table-row>
        <table:table-row>
          <table:table-cell table:style-name="Table1.A6" office:value-type="string">
            <text:p text:style-name="P30">SVM Polinómico</text:p>
          </table:table-cell>
          <table:table-cell table:style-name="Table1.B5" office:value-type="string">
            <text:p text:style-name="P38">22.4</text:p>
          </table:table-cell>
          <table:table-cell table:style-name="Table1.C5" office:value-type="string">
            <text:p text:style-name="P38">6.518</text:p>
          </table:table-cell>
        </table:table-row>
        <table:table-row>
          <table:table-cell table:style-name="Table1.A6" office:value-type="string">
            <text:p text:style-name="P30">Árboles de Decisión</text:p>
          </table:table-cell>
          <table:table-cell table:style-name="Table1.B6" office:value-type="string">
            <text:p text:style-name="P32">23.2</text:p>
          </table:table-cell>
          <table:table-cell table:style-name="Table1.C6" office:value-type="string">
            <text:p text:style-name="P32">5.432</text:p>
          </table:table-cell>
        </table:table-row>
        <table:table-row>
          <table:table-cell table:style-name="Table1.A7" office:value-type="string">
            <text:p text:style-name="P36">SVM Polinómico (Simple)</text:p>
          </table:table-cell>
          <table:table-cell table:style-name="Table1.B7" office:value-type="string">
            <text:p text:style-name="P37">23.6</text:p>
          </table:table-cell>
          <table:table-cell table:style-name="Table1.C7" office:value-type="string">
            <text:p text:style-name="P37">5.399</text:p>
          </table:table-cell>
        </table:table-row>
      </table:table>
      <text:p text:style-name="P20"><text:soft-page-break/>Por lo que vemos, <text:span text:style-name="T16">todos los métodos tienen un desempeño bastante similar, con errores medios y desvíos no muy dispares. Aún así, Naive-Bayes logra el mejor error entre todos, mientras que SVM polinómico simple tiene el peor con cierto margen de diferencia contra el primero. Además, no hay resultados muy distintos entre ambas versiones con el kernel lineal, mientras que los polinímicos tienen una mayor separación, tanto en media como desvío. Resulta interesante, entonces, realizar algunos tests estadísticos para comprobar si algunas de dichas diferencias son significativas.</text:span></text:p>
      <text:p text:style-name="P2"><text:span text:style-name="T8">Ejercicio </text:span><text:span text:style-name="T9">B</text:span></text:p>
      <text:p text:style-name="P18"/>
      <text:p text:style-name="P21">El primer resultado a analizar es la diferencia entre los métodos que tuvieron el mejor y peor desempeño. El t-test entre Naive-Bayes y SVM polinómico simple arroja un valor de 3.28, lo cual permite afirmar con un 99% de confidencia que el primero tiene un mejor desempeño que el segundo. Sin embargo, es el único del que Naive-Bayes logra diferenciarse exitosamente, pues los tests contra los demás métodos resultan en t-values de a lo sumo 1.9, no llegando a la confianza buscada.</text:p>
      <text:p text:style-name="P21">Por otro lado, quise comparar las versiones regulares y simples de ambos kernels de SVM y ver si encontraba algún resultado interesante. <text:span text:style-name="T18">Los métodos polinómicos no fueron muy diferentes, con un t-value de 0.87. Sin embargo, los lineales tuvieron un valor de t-test de 1.96, lo cual permitiría afirmar con al menos un 90% de confianza que son distintos. Creo que ese es un resultado relevante para remarcar la diferencia metodológica que hubo en ambos métodos de optimización.</text:span></text:p>
      <text:p text:style-name="P17"/>
      <text:p text:style-name="P17"/>
      <text:p text:style-name="P3"><text:span text:style-name="T8">Ejercicio </text:span><text:span text:style-name="T9">C</text:span></text:p>
      <text:p text:style-name="P23"/>
      <text:p text:style-name="P24">Para este apartado <text:span text:style-name="T20">utilicé un set de datos para un problema de </text:span>clasificación de cuerpos <text:span text:style-name="T20">extraños </text:span>para detección de cáncer de mama<text:note text:id="ftn2" text:note-class="footnote"><text:note-citation>2</text:note-citation><text:note-body><text:p text:style-name="P29">Disponible en <text:a xlink:type="simple" xlink:href="https://www.kaggle.com/merishnasuwal/breast-cancer-prediction-dataset" text:style-name="Internet_20_link" text:visited-style-name="Visited_20_Internet_20_Link">https://www.kaggle.com/merishnasuwal/breast-cancer-prediction-dataset</text:a> .</text:p></text:note-body></text:note>. <text:span text:style-name="T20">A partir de algunas características obtenidas por estudios, como el radio y la densidad de un bulto encontrado, se intenta determinar si corresponde a un tumor maligno. </text:span>La idea de aplicar métodos de machine learning en la medicina me pareció una propuesta muy <text:span text:style-name="T20">interesante</text:span>, ya que me emociona la idea de poder salvar vidas con la detección temprana de situaciones anómalas al tener medios de respaldo para la realización de diagnósticos o herramientas automatizadas de asistencia en estudios. <text:span text:style-name="T21">Este conjunto de datos también tenía algunas otras propiedades que me parecieron deseables para entrenar distintos métodos, como una proporción no muy dispar de ambas clases de puntos y un conjunto de atributos reducido.</text:span></text:p>
      <text:p text:style-name="P25">A la hora de querer optimizar SVM con estos datos, noté que el tiempo requerido era muy superior al del problema anterior. En general, cada ejecución estaba necesitando al menos mil veces más iteraciones que con los otros datos, así que tuve que empezar a considerar opciones. Al no tener a mano otros sets de datos más pequeños, opté por definir la variante simple que discutí previamente y usarla como un estimativo burdo de lo que podría haber obtenido con la otra.</text:p>
      <text:p text:style-name="P25">Los resultados de los métodos utilizados son los siguientes:</text:p>
      <text:p text:style-name="P22"/>
      <table:table table:name="Table2" table:style-name="Table2">
        <table:table-column table:style-name="Table2.A"/>
        <table:table-column table:style-name="Table2.B"/>
        <table:table-column table:style-name="Table2.C"/>
        <table:table-row>
          <table:table-cell table:style-name="Table2.A1" office:value-type="string">
            <text:p text:style-name="P34">Método</text:p>
          </table:table-cell>
          <table:table-cell table:style-name="Table2.A1" office:value-type="string">
            <text:p text:style-name="P34">Error Medio</text:p>
          </table:table-cell>
          <table:table-cell table:style-name="Table2.C1" office:value-type="string">
            <text:p text:style-name="P34">Desvío Estándar</text:p>
          </table:table-cell>
        </table:table-row>
        <table:table-row>
          <table:table-cell table:style-name="Table2.A4" office:value-type="string">
            <text:p text:style-name="P31">Árboles de Decisión</text:p>
          </table:table-cell>
          <table:table-cell table:style-name="Table2.B2" office:value-type="string">
            <text:p text:style-name="P35">8.08</text:p>
          </table:table-cell>
          <table:table-cell table:style-name="Table2.C2" office:value-type="string">
            <text:p text:style-name="P35">2.356</text:p>
          </table:table-cell>
        </table:table-row>
        <table:table-row>
          <table:table-cell table:style-name="Table2.A4" office:value-type="string">
            <text:p text:style-name="P31">SVM Lineal <text:span text:style-name="T19">(Simple)</text:span></text:p>
          </table:table-cell>
          <table:table-cell table:style-name="Table2.B3" office:value-type="string">
            <text:p text:style-name="P35">8.08</text:p>
          </table:table-cell>
          <table:table-cell table:style-name="Table2.C3" office:value-type="string">
            <text:p text:style-name="P35">4.466</text:p>
          </table:table-cell>
        </table:table-row>
        <table:table-row>
          <table:table-cell table:style-name="Table2.A4" office:value-type="string">
            <text:p text:style-name="P31">SVM Polinómico <text:span text:style-name="T19">(Simple)</text:span></text:p>
          </table:table-cell>
          <table:table-cell table:style-name="Table2.B4" office:value-type="string">
            <text:p text:style-name="P35">8.26</text:p>
          </table:table-cell>
          <table:table-cell table:style-name="Table2.C4" office:value-type="string">
            <text:p text:style-name="P35">3.410</text:p>
          </table:table-cell>
        </table:table-row>
        <table:table-row>
          <table:table-cell table:style-name="Table2.A5" office:value-type="string">
            <text:p text:style-name="P31">Naive-Bayes</text:p>
          </table:table-cell>
          <table:table-cell table:style-name="Table2.B5" office:value-type="string">
            <text:p text:style-name="P35">9.66</text:p>
          </table:table-cell>
          <table:table-cell table:style-name="Table2.C5" office:value-type="string">
            <text:p text:style-name="P35">3.422</text:p>
          </table:table-cell>
        </table:table-row>
      </table:table>
      <text:p text:style-name="P26"/>
      <text:p text:style-name="P27">C4.5 obtuvo el mejor error medio, manteniendo <text:span text:style-name="T25">también </text:span>el menor desvío estándar entre todos los métodos, <text:span text:style-name="T25">a diferencia de su desempeño más pobre en el caso anterior</text:span>. Sin embargo, realizar t-tests para este problema no dio resultados interesantes, con cualquier comparación teniendo t-values de a lo sumo 1. Es decir, si bien podemos conformarnos con errores en test relativamente bajos para todos los métodos, no podemos decir de una manera confiable que uno se desempeñe mejor que o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07-13T23:08:32.258282461</dc:date>
    <meta:editing-duration>PT23H10M44S</meta:editing-duration>
    <meta:editing-cycles>208</meta:editing-cycles>
    <meta:document-statistic meta:table-count="2" meta:image-count="0" meta:object-count="0" meta:page-count="5" meta:paragraph-count="68" meta:word-count="1172" meta:character-count="7153" meta:non-whitespace-character-count="6033"/>
  </office:meta>
</office:document-meta>
</file>